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yjdźcie radośnie /x3 wielbić 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yjdźcie</text:span><text:span text:style-name="T1"><text:line-break/></text:span><text:span text:style-name="T1">radujmy się /x3</text:span><text:span text:style-name="T1"><text:line-break/></text:span><text:span text:style-name="T1">wielbijmy 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racia, bracia wstańcie!</text:span><text:span text:style-name="T1"><text:line-break/></text:span><text:span text:style-name="T1"><text:line-break/></text:span><text:span text:style-name="T1">Wywyższajmy </text:span><text:span text:style-name="T1"><text:line-break/></text:span><text:span text:style-name="T1">Jego imię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zisiaj tu /x2</text:span><text:span text:style-name="T1"><text:line-break/></text:span><text:span text:style-name="T1">radosnym serc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1-02T18:59:40</meta:creation-date>
    <dc:creator>Woda Życia</dc:creator>
    <dc:date>2015-04-20T20:03:20.35</dc:date>
    <dc:language>pl-PL</dc:language>
    <meta:editing-cycles>11</meta:editing-cycles>
    <meta:editing-duration>PT18M12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